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9.449cm"/>
    </style:style>
    <style:style style:name="co4" style:family="table-column">
      <style:table-column-properties fo:break-before="auto" style:column-width="3.54cm"/>
    </style:style>
    <style:style style:name="co3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454cm"/>
    </style:style>
    <style:style style:name="co8" style:family="table-column">
      <style:table-column-properties fo:break-before="auto" style:column-width="3.328cm"/>
    </style:style>
    <style:style style:name="co9" style:family="table-column">
      <style:table-column-properties fo:break-before="auto" style:column-width="1.969cm"/>
    </style:style>
    <style:style style:name="co10" style:family="table-column">
      <style:table-column-properties fo:break-before="auto" style:column-width="2.604cm"/>
    </style:style>
    <style:style style:name="co11" style:family="table-column">
      <style:table-column-properties fo:break-before="auto" style:column-width="4.507cm"/>
    </style:style>
    <style:style style:name="co12" style:family="table-column">
      <style:table-column-properties fo:break-before="auto" style:column-width="15.422cm"/>
    </style:style>
    <style:style style:name="co13" style:family="table-column">
      <style:table-column-properties fo:break-before="auto" style:column-width="8.073cm"/>
    </style:style>
    <style:style style:name="co14" style:family="table-column">
      <style:table-column-properties fo:break-before="auto" style:column-width="9.606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color="#ff3333" fo:font-size="15pt" style:font-size-asian="15pt" style:font-size-complex="15pt"/>
    </style:style>
  </office:automatic-styles>
  <office:body>
    <office:spreadsheet>
      <table:table table:name="Munkalap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3">
          <table:table-cell table:style-name="ce1" office:value-type="string">
            <text:p>Probléma + Link</text:p>
          </table:table-cell>
          <table:table-cell table:style-name="ce1" office:value-type="string">
            <text:p>Probléma</text:p>
          </table:table-cell>
          <table:table-cell table:style-name="ce1" office:value-type="string">
            <text:p>Web oldal</text:p>
          </table:table-cell>
          <table:table-cell table:style-name="ce1" office:value-type="string">
            <text:p>ref</text:p>
          </table:table-cell>
        </table:table-row>
        <table:table-row table:style-name="ro3">
          <table:table-cell table:formula="of:=&quot;&lt;a href='&quot;&amp;[.D2]&amp;&quot;'&gt;&quot;&amp;[.B2]&amp;&quot;&gt;&quot;&amp;&quot;&lt;/a&gt;&quot;" office:value-type="string" office:string-value="&lt;a href='https://cccccc3.com/dddd'&gt;prob_aaaaa3&gt;&lt;/a&gt;">
            <text:p>&lt;a href='https://cccccc3.com/dddd'&gt;prob_aaaaa3&gt;&lt;/a&gt;</text:p>
          </table:table-cell>
          <table:table-cell office:value-type="string">
            <text:p>prob_aaaaa3</text:p>
          </table:table-cell>
          <table:table-cell office:value-type="string">
            <text:p>aaaaaa3</text:p>
          </table:table-cell>
          <table:table-cell office:value-type="string">
            <text:p>https://cccccc3.com/dddd</text:p>
          </table:table-cell>
        </table:table-row>
        <table:table-row table:style-name="ro3">
          <table:table-cell table:formula="of:=&quot;&lt;a href='&quot;&amp;[.D3]&amp;&quot;'&gt;&quot;&amp;[.B3]&amp;&quot;&gt;&quot;&amp;&quot;&lt;/a&gt;&quot;" office:value-type="string" office:string-value="&lt;a href='https://cccccc4.com/dddd'&gt;prob_zzzzzzz4&gt;&lt;/a&gt;">
            <text:p>&lt;a href='https://cccccc4.com/dddd'&gt;prob_zzzzzzz4&gt;&lt;/a&gt;</text:p>
          </table:table-cell>
          <table:table-cell office:value-type="string">
            <text:p>prob_zzzzzzz4</text:p>
          </table:table-cell>
          <table:table-cell office:value-type="string">
            <text:p>zzzzzzzz4</text:p>
          </table:table-cell>
          <table:table-cell office:value-type="string">
            <text:p>https://cccccc4.com/dddd</text:p>
          </table:table-cell>
        </table:table-row>
        <table:table-row table:style-name="ro3">
          <table:table-cell table:formula="of:=&quot;&lt;a href='&quot;&amp;[.D4]&amp;&quot;'&gt;&quot;&amp;[.B4]&amp;&quot;&gt;&quot;&amp;&quot;&lt;/a&gt;&quot;" office:value-type="string" office:string-value="&lt;a href='https://cccccc2.com/dddd'&gt;prob_bbbbb2&gt;&lt;/a&gt;">
            <text:p>&lt;a href='https://cccccc2.com/dddd'&gt;prob_bbbbb2&gt;&lt;/a&gt;</text:p>
          </table:table-cell>
          <table:table-cell office:value-type="string">
            <text:p>prob_bbbbb2</text:p>
          </table:table-cell>
          <table:table-cell office:value-type="string">
            <text:p>bbbbbb2</text:p>
          </table:table-cell>
          <table:table-cell office:value-type="string">
            <text:p>https://cccccc2.com/dddd</text:p>
          </table:table-cell>
        </table:table-row>
        <table:table-row table:style-name="ro3">
          <table:table-cell table:formula="of:=&quot;&lt;a href='&quot;&amp;[.D5]&amp;&quot;'&gt;&quot;&amp;[.B5]&amp;&quot;&gt;&quot;&amp;&quot;&lt;/a&gt;&quot;" office:value-type="string" office:string-value="&lt;a href='https://cccccc5.com/dddd'&gt;prob_cccccc5&gt;&lt;/a&gt;">
            <text:p>&lt;a href='https://cccccc5.com/dddd'&gt;prob_cccccc5&gt;&lt;/a&gt;</text:p>
          </table:table-cell>
          <table:table-cell office:value-type="string">
            <text:p>prob_cccccc5</text:p>
          </table:table-cell>
          <table:table-cell office:value-type="string">
            <text:p>ccccccc5</text:p>
          </table:table-cell>
          <table:table-cell office:value-type="string">
            <text:p>https://cccccc5.com/dddd</text:p>
          </table:table-cell>
        </table:table-row>
      </table:table>
      <table:table table:name="Munkalap2" table:style-name="ta1" table:print="false">
        <table:table-column table:style-name="co2" table:default-cell-style-name="Default"/>
        <table:table-column table:style-name="co9" table:default-cell-style-name="Default"/>
        <table:table-row table:style-name="ro3">
          <table:table-cell table:formula="of:=[Munkalap1.A1]" office:value-type="string" office:string-value="Probléma + Link">
            <text:p>Probléma + Link</text:p>
          </table:table-cell>
          <table:table-cell table:formula="of:=[Munkalap1.C1]" office:value-type="string" office:string-value="Web oldal">
            <text:p>Web oldal</text:p>
          </table:table-cell>
        </table:table-row>
        <table:table-row table:style-name="ro3">
          <table:table-cell table:formula="of:=[Munkalap1.A2]" office:value-type="string" office:string-value="&lt;a href='https://cccccc3.com/dddd'&gt;prob_aaaaa3&gt;&lt;/a&gt;">
            <text:p>&lt;a href='https://cccccc3.com/dddd'&gt;prob_aaaaa3&gt;&lt;/a&gt;</text:p>
          </table:table-cell>
          <table:table-cell table:formula="of:=[Munkalap1.C2]" office:value-type="string" office:string-value="aaaaaa3">
            <text:p>aaaaaa3</text:p>
          </table:table-cell>
        </table:table-row>
        <table:table-row table:style-name="ro3">
          <table:table-cell table:formula="of:=[Munkalap1.A3]" office:value-type="string" office:string-value="&lt;a href='https://cccccc4.com/dddd'&gt;prob_zzzzzzz4&gt;&lt;/a&gt;">
            <text:p>&lt;a href='https://cccccc4.com/dddd'&gt;prob_zzzzzzz4&gt;&lt;/a&gt;</text:p>
          </table:table-cell>
          <table:table-cell table:formula="of:=[Munkalap1.C3]" office:value-type="string" office:string-value="zzzzzzzz4">
            <text:p>zzzzzzzz4</text:p>
          </table:table-cell>
        </table:table-row>
        <table:table-row table:style-name="ro3">
          <table:table-cell table:formula="of:=[Munkalap1.A4]" office:value-type="string" office:string-value="&lt;a href='https://cccccc2.com/dddd'&gt;prob_bbbbb2&gt;&lt;/a&gt;">
            <text:p>&lt;a href='https://cccccc2.com/dddd'&gt;prob_bbbbb2&gt;&lt;/a&gt;</text:p>
          </table:table-cell>
          <table:table-cell table:formula="of:=[Munkalap1.C4]" office:value-type="string" office:string-value="bbbbbb2">
            <text:p>bbbbbb2</text:p>
          </table:table-cell>
        </table:table-row>
        <table:table-row table:style-name="ro3">
          <table:table-cell table:formula="of:=[Munkalap1.A5]" office:value-type="string" office:string-value="&lt;a href='https://cccccc5.com/dddd'&gt;prob_cccccc5&gt;&lt;/a&gt;">
            <text:p>&lt;a href='https://cccccc5.com/dddd'&gt;prob_cccccc5&gt;&lt;/a&gt;</text:p>
          </table:table-cell>
          <table:table-cell table:formula="of:=[Munkalap1.C5]" office:value-type="string" office:string-value="ccccccc5">
            <text:p>ccccccc5</text:p>
          </table:table-cell>
        </table:table-row>
        <table:table-row table:style-name="ro3">
          <table:table-cell table:formula="of:=[Munkalap1.A6]" office:value-type="float" office:value="0">
            <text:p>0</text:p>
          </table:table-cell>
          <table:table-cell table:formula="of:=[Munkalap1.C6]" office:value-type="float" office:value="0">
            <text:p>0</text:p>
          </table:table-cell>
        </table:table-row>
      </table:table>
      <table:table table:name="Munkalap3" table:style-name="ta1" table:print="false">
        <table:table-column table:style-name="co8" table:default-cell-style-name="Default"/>
        <table:table-column table:style-name="co3" table:number-columns-repeated="2" table:default-cell-style-name="Default"/>
        <table:table-row table:style-name="ro2">
          <table:table-cell office:value-type="string">
            <text:p>A „NumberFive()” makró-függvény tesztelése:</text:p>
          </table:table-cell>
          <table:table-cell table:number-columns-repeated="2"/>
        </table:table-row>
        <table:table-row table:style-name="ro4">
          <table:table-cell office:value-type="string">
            <text:p>„=numberfive()”</text:p>
          </table:table-cell>
          <table:table-cell table:style-name="ce2" office:value-type="string">
            <text:p>=</text:p>
          </table:table-cell>
          <table:table-cell table:style-name="ce3" table:formula="of:=NUMBERFIVE()" office:value-type="float" office:value="5">
            <text:p>5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A „html_a() tesztelése: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https:/aaaaa/bbbbb/ccccc.html</text:p>
          </table:table-cell>
          <table:table-cell/>
        </table:table-row>
        <table:table-row table:style-name="ro2">
          <table:table-cell/>
          <table:table-cell office:value-type="string">
            <text:p>Csupa C lap</text:p>
          </table:table-cell>
          <table:table-cell/>
        </table:table-row>
        <table:table-row table:style-name="ro2">
          <table:table-cell/>
          <table:table-cell table:formula="of:=HTML_A([.B5];[.B6])" office:value-type="string" office:string-value="&lt;a href='https:/aaaaa/bbbbb/ccccc.html'&gt;Csupa C lap&lt;/a&gt;">
            <text:p>&lt;a href='https:/aaaaa/bbbbb/ccccc.html'&gt;Csupa C lap&lt;/a&gt;</text:p>
          </table:table-cell>
          <table:table-cell/>
        </table:table-row>
      </table:table>
      <table:table table:name="Munkalap4" table:style-name="ta1" table:print="false"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row table:style-name="ro3">
          <table:table-cell table:style-name="ce1" office:value-type="string">
            <text:p>-Probléma</text:p>
          </table:table-cell>
          <table:table-cell table:style-name="ce1" office:value-type="string">
            <text:p>Web oldal</text:p>
          </table:table-cell>
          <table:table-cell table:style-name="ce1" office:value-type="string">
            <text:p>ref</text:p>
          </table:table-cell>
          <table:table-cell table:number-columns-repeated="2"/>
        </table:table-row>
        <table:table-row table:style-name="ro3">
          <table:table-cell office:value-type="string">
            <text:p>prob_aaaaa3</text:p>
          </table:table-cell>
          <table:table-cell office:value-type="string">
            <text:p>aaaaaa3</text:p>
          </table:table-cell>
          <table:table-cell office:value-type="string">
            <text:p>https://cccccc3.com/dddd</text:p>
          </table:table-cell>
          <table:table-cell/>
          <table:table-cell table:formula="of:=HTML_TR(HTML_TD(HTML_A([.C2];[.A2])) &amp; HTML_TD([.B2]))" office:value-type="string" office:string-value="&lt;tr&gt;&lt;td&gt;&lt;a href='https://cccccc3.com/dddd'&gt;prob_aaaaa3&lt;/a&gt;&lt;/td&gt;&lt;td&gt;aaaaaa3&lt;/td&gt;&lt;/tr&gt;">
            <text:p>&lt;tr&gt;&lt;td&gt;&lt;a href='https://cccccc3.com/dddd'&gt;prob_aaaaa3&lt;/a&gt;&lt;/td&gt;&lt;td&gt;aaaaaa3&lt;/td&gt;&lt;/tr&gt;</text:p>
          </table:table-cell>
        </table:table-row>
        <table:table-row table:style-name="ro3">
          <table:table-cell office:value-type="string">
            <text:p>prob_bbbbb2</text:p>
          </table:table-cell>
          <table:table-cell office:value-type="string">
            <text:p>bbbbbb2</text:p>
          </table:table-cell>
          <table:table-cell office:value-type="string">
            <text:p>https://cccccc2.com/dddd</text:p>
          </table:table-cell>
          <table:table-cell/>
          <table:table-cell table:formula="of:=HTML_TR(HTML_TD(HTML_A([.C3];[.A3])) &amp; HTML_TD([.B3]))" office:value-type="string" office:string-value="&lt;tr&gt;&lt;td&gt;&lt;a href='https://cccccc2.com/dddd'&gt;prob_bbbbb2&lt;/a&gt;&lt;/td&gt;&lt;td&gt;bbbbbb2&lt;/td&gt;&lt;/tr&gt;">
            <text:p>&lt;tr&gt;&lt;td&gt;&lt;a href='https://cccccc2.com/dddd'&gt;prob_bbbbb2&lt;/a&gt;&lt;/td&gt;&lt;td&gt;bbbbbb2&lt;/td&gt;&lt;/tr&gt;</text:p>
          </table:table-cell>
        </table:table-row>
        <table:table-row table:style-name="ro3">
          <table:table-cell office:value-type="string">
            <text:p>prob_cccccc5</text:p>
          </table:table-cell>
          <table:table-cell office:value-type="string">
            <text:p>ccccccc5</text:p>
          </table:table-cell>
          <table:table-cell office:value-type="string">
            <text:p>https://cccccc5.com/dddd</text:p>
          </table:table-cell>
          <table:table-cell/>
          <table:table-cell table:formula="of:=HTML_TR(HTML_TD(HTML_A([.C4];[.A4])) &amp; HTML_TD([.B4]))" office:value-type="string" office:string-value="&lt;tr&gt;&lt;td&gt;&lt;a href='https://cccccc5.com/dddd'&gt;prob_cccccc5&lt;/a&gt;&lt;/td&gt;&lt;td&gt;ccccccc5&lt;/td&gt;&lt;/tr&gt;">
            <text:p>&lt;tr&gt;&lt;td&gt;&lt;a href='https://cccccc5.com/dddd'&gt;prob_cccccc5&lt;/a&gt;&lt;/td&gt;&lt;td&gt;ccccccc5&lt;/td&gt;&lt;/tr&gt;</text:p>
          </table:table-cell>
        </table:table-row>
        <table:table-row table:style-name="ro3">
          <table:table-cell office:value-type="string">
            <text:p>prob_zzzzzzz4</text:p>
          </table:table-cell>
          <table:table-cell office:value-type="string">
            <text:p>zzzzzzzz4</text:p>
          </table:table-cell>
          <table:table-cell office:value-type="string">
            <text:p>https://cccccc4.com/dddd</text:p>
          </table:table-cell>
          <table:table-cell/>
          <table:table-cell table:formula="of:=HTML_TR(HTML_TD(HTML_A([.C5];[.A5])) &amp; HTML_TD([.B5]))" office:value-type="string" office:string-value="&lt;tr&gt;&lt;td&gt;&lt;a href='https://cccccc4.com/dddd'&gt;prob_zzzzzzz4&lt;/a&gt;&lt;/td&gt;&lt;td&gt;zzzzzzzz4&lt;/td&gt;&lt;/tr&gt;">
            <text:p>&lt;tr&gt;&lt;td&gt;&lt;a href='https://cccccc4.com/dddd'&gt;prob_zzzzzzz4&lt;/a&gt;&lt;/td&gt;&lt;td&gt;zzzzzzzz4&lt;/td&gt;&lt;/tr&gt;</text:p>
          </table:table-cell>
        </table:table-row>
      </table:table>
      <table:table table:name="Munkalap5" table:style-name="ta1" table:print="false">
        <table:table-column table:style-name="co13" table:default-cell-style-name="Default"/>
        <table:table-column table:style-name="co14" table:default-cell-style-name="Default"/>
        <table:table-row table:style-name="ro3">
          <table:table-cell table:number-columns-repeated="2"/>
        </table:table-row>
        <table:table-row table:style-name="ro3">
          <table:table-cell office:value-type="string">
            <text:p>aaaa &lt; bbbbb c</text:p>
          </table:table-cell>
          <table:table-cell table:formula="of:=HTML_TOVALIDSTRING([.A2])" office:value-type="string" office:string-value="aaaa &amp;lt; bbbbb c">
            <text:p>aaaa &amp;lt; bbbbb c</text:p>
          </table:table-cell>
        </table:table-row>
        <table:table-row table:style-name="ro3">
          <table:table-cell office:value-type="string">
            <text:p>&lt;a&gt; c</text:p>
          </table:table-cell>
          <table:table-cell table:formula="of:=HTML_TOVALIDSTRING([.A3])" office:value-type="string" office:string-value="&amp;lt;a&amp;gt; c">
            <text:p>&amp;lt;a&amp;gt; c</text:p>
          </table:table-cell>
        </table:table-row>
        <table:table-row table:style-name="ro3">
          <table:table-cell office:value-type="string">
            <text:p>aaaaa &amp; bbbbb c</text:p>
          </table:table-cell>
          <table:table-cell table:formula="of:=HTML_TOVALIDSTRING([.A4])" office:value-type="string" office:string-value="aaaaa &amp;amp; bbbbb c">
            <text:p>aaaaa &amp;amp; bbbbb c</text:p>
          </table:table-cell>
        </table:table-row>
        <table:table-row table:style-name="ro3">
          <table:table-cell office:value-type="string">
            <text:p>aaaaa ' bbbbbb c</text:p>
          </table:table-cell>
          <table:table-cell table:formula="of:=HTML_TOVALIDSTRING([.A5])" office:value-type="string" office:string-value="aaaaa &amp;apos; bbbbbb c">
            <text:p>aaaaa &amp;apos; bbbbbb c</text:p>
          </table:table-cell>
        </table:table-row>
        <table:table-row table:style-name="ro3">
          <table:table-cell office:value-type="string">
            <text:p>aaaaa „ bbbbb c</text:p>
          </table:table-cell>
          <table:table-cell table:formula="of:=HTML_TOVALIDSTRING([.A6])" office:value-type="string" office:string-value="aaaaa „ bbbbb c">
            <text:p>aaaaa „ bbbbb c</text:p>
          </table:table-cell>
        </table:table-row>
        <table:table-row table:style-name="ro3">
          <table:table-cell office:value-type="string">
            <text:p>&lt;a href=”<text:a xlink:href="https://aaaa/bbbb/cccc.html">https://aaaa/bbbb/cccc.html</text:a>”&gt;cím&lt;/a&gt;</text:p>
          </table:table-cell>
          <table:table-cell table:formula="of:=HTML_TOVALIDSTRING([.A7])" office:value-type="string" office:string-value="&amp;lt;a href=”https://aaaa/bbbb/cccc.html”&amp;gt;cím&amp;lt;/a&amp;gt;">
            <text:p>&amp;lt;a href=”https://aaaa/bbbb/cccc.html”&amp;gt;cím&amp;lt;/a&amp;gt;</text:p>
          </table:table-cell>
        </table:table-row>
      </table:table>
      <table:database-ranges>
        <table:database-range table:target-range-address="Munkalap4.A1:Munkalap4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u" fo:country="H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16">2024.10.16</text:date>, <text:time>19:04:04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tván Závorszky</meta:initial-creator>
    <meta:creation-date>2024-10-06T19:33:16.87</meta:creation-date>
    <dc:date>2024-10-16T19:04:04.66</dc:date>
    <dc:creator>István Závorszky</dc:creator>
    <meta:editing-duration>PT9H15M22S</meta:editing-duration>
    <meta:editing-cycles>8</meta:editing-cycles>
    <meta:generator>OpenOffice/4.1.6$Win32 OpenOffice.org_project/416m1$Build-9790</meta:generator>
    <meta:document-statistic meta:table-count="5" meta:cell-count="73" meta:object-count="0"/>
  </office:meta>
</office:document-meta>
</file>